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12.3000001907349pt" fo:font-style="normal" style:text-underline-style="none" fo:font-weight="normal" style:text-blinking="false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luno</text:span><text:span text:style-name="T1">: Ciro Anacleto Dias Junior<text:tab/><text:tab/><text:tab/><text:tab/><text:tab/><text:tab/></text:span><text:span text:style-name="T2">Data:</text:span><text:span text:style-name="T1"> 09/12/2013</text:span></text:p>
      <text:p text:style-name="P6"><text:span text:style-name="T2">Fase/Iteração:</text:span><text:span text:style-name="T1"> Iteração 10<text:tab/><text:tab/><text:tab/><text:tab/><text:tab/></text:span><text:span text:style-name="T2">Esforço Total:</text:span><text:span text:style-name="T1"> 6</text:span></text:p>
      <text:p text:style-name="P5"/>
      <text:p text:style-name="P6"><text:span text:style-name="T2">Atividade: Detalhamento de arquitetura</text:span><text:span text:style-name="T3">.</text:span><text:span text:style-name="T1"><text:tab/><text:tab/></text:span><text:span text:style-name="T2">Esforço: 6 horas.</text:span></text:p>
      <text:p text:style-name="P6"><text:span text:style-name="T1">Descrição: Correção no documento de arquitetura </text:span><text:span text:style-name="T4">solicitados pela tarefa #299, #300 e #313</text:span><text:span text:style-name="T1"><text:tab/></text:span></text:p>
      <text:p text:style-name="P5">Produtos: Documento de arquitetura.</text:p>
      <text:p text:style-name="P5">Equipe: Ciro Anacleto.</text:p>
      <text:p text:style-name="P7">Artefato: Documento de arquitetur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editing-cycles>6</meta:editing-cycles>
    <meta:editing-duration>P0D</meta:editing-duration>
    <meta:creation-date>2013-11-08T19:44:58</meta:creation-date>
    <dc:date>2013-12-12T14:19:15</dc:date>
    <dc:creator>Arcturus </dc:creator>
    <meta:document-statistic meta:table-count="0" meta:image-count="0" meta:object-count="0" meta:page-count="1" meta:paragraph-count="10" meta:word-count="64" meta:character-count="483" meta:non-whitespace-character-count="418"/>
  </office:meta>
</office:document-meta>
</file>